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5ed407" officeooo:paragraph-rsid="005ed407" style:font-name-asian="Times New Roman" style:font-size-asian="14pt" style:language-asian="pt" style:country-asian="BR" style:font-style-asian="italic" style:font-weight-asian="bold" style:font-name-complex="Courier New2"/>
    </style:style>
    <style:style style:name="P5" style:family="paragraph" style:parent-style-name="Standard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normal" officeooo:rsid="005a8c9d"/>
    </style:style>
    <style:style style:name="P6" style:family="paragraph" style:parent-style-name="Standard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bold" officeooo:paragraph-rsid="0050eda9" style:text-blinking="false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5c957e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212121" style:font-name="Roboto Mono" fo:font-size="10.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212121" fo:letter-spacing="normal"/>
    </style:style>
    <style:style style:name="P11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ff7700" style:font-name="Roboto Mono" fo:font-size="10.5pt" fo:letter-spacing="normal" fo:font-style="normal" fo:font-weight="bold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5" style:family="paragraph" style:parent-style-name="Preformatted_20_Text">
      <style:paragraph-properties fo:margin-top="0cm" fo:margin-bottom="0cm" loext:contextual-spacing="true" fo:line-height="100%" fo:orphans="2" fo:widows="2"/>
    </style:style>
    <style:style style:name="P16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000000"/>
      <style:text-properties style:font-name="Chilanka" fo:font-size="24pt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color="#212121" style:font-name="Roboto Mono" fo:font-size="10.5pt" fo:letter-spacing="normal" fo:font-style="normal" fo:font-weight="normal" officeooo:rsid="004c9f87" fo:background-color="transparent" loext:char-shading-value="0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ff7700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fo:color="#ff7700" style:font-name="Roboto Mono" fo:font-size="10.5pt" fo:letter-spacing="normal" fo:font-style="normal" fo:font-weight="bold" officeooo:rsid="005d85f4" fo:background-color="transparent" loext:char-shading-value="0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style:font-name="Roboto Mono" fo:font-size="10.5pt" fo:letter-spacing="normal" fo:font-style="normal" fo:font-weight="bold" officeooo:rsid="005d85f4" fo:background-color="transparent" loext:char-shading-value="0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 officeooo:rsid="004c9f87" fo:background-color="transparent" loext:char-shading-value="0" style:font-size-asian="11pt" style:font-style-asian="normal" style:font-weight-asian="normal" style:font-size-complex="11pt"/>
    </style:style>
    <style:style style:name="T10" style:family="text">
      <style:text-properties style:font-name="Roboto Mono" fo:font-size="10.5pt" fo:font-style="normal" fo:font-weight="normal"/>
    </style:style>
    <style:style style:name="T11" style:family="text">
      <style:text-properties style:font-name="Roboto Mono" fo:font-size="10.5pt" fo:font-style="normal" fo:font-weight="bold"/>
    </style:style>
    <style:style style:name="T12" style:family="text">
      <style:text-properties style:font-name="Roboto Mono" fo:font-size="10.5pt" fo:font-style="normal" fo:font-weight="bold" officeooo:rsid="005c957e"/>
    </style:style>
    <style:style style:name="T13" style:family="text">
      <style:text-properties style:font-name="Roboto Mono" fo:font-size="10.5pt" fo:font-style="normal" fo:font-weight="bold" officeooo:rsid="005d85f4"/>
    </style:style>
    <style:style style:name="T14" style:family="text">
      <style:text-properties fo:color="#ff7700" fo:font-weight="bold"/>
    </style:style>
    <style:style style:name="T15" style:family="text">
      <style:text-properties fo:color="#ff7700" fo:font-weight="bold" officeooo:rsid="005d85f4"/>
    </style:style>
    <style:style style:name="T16" style:family="text">
      <style:text-properties fo:color="#ff7700" style:font-name="Roboto Mono" fo:font-size="10.5pt" fo:font-style="normal" fo:font-weight="bold"/>
    </style:style>
    <style:style style:name="T17" style:family="text">
      <style:text-properties fo:color="#ff7700" style:font-name="Roboto Mono" fo:font-size="10.5pt" fo:font-style="normal" fo:font-weight="bold" officeooo:rsid="005c957e"/>
    </style:style>
    <style:style style:name="T18" style:family="text">
      <style:text-properties fo:color="#ff7700" style:font-name="Roboto Mono" fo:font-size="10.5pt" fo:font-style="normal" fo:font-weight="bold" officeooo:rsid="005d85f4"/>
    </style:style>
    <style:style style:name="T19" style:family="text">
      <style:text-properties fo:color="#ff7700" style:font-name="Roboto Mono" fo:font-size="10.5pt" fo:font-style="normal" fo:font-weight="normal"/>
    </style:style>
    <style:style style:name="T20" style:family="text">
      <style:text-properties fo:color="#ff7700" style:text-line-through-style="none" style:text-line-through-type="none" style:font-name="Roboto Mono" fo:font-size="10.5pt" fo:font-style="normal" style:text-underline-style="none" fo:font-weight="bold" style:text-blinking="false" loext:padding="0cm" loext:border="none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d85f4"/>
    </style:style>
    <style:style style:name="T24" style:family="text">
      <style:text-properties officeooo:rsid="005933c7"/>
    </style:style>
    <style:style style:name="T25" style:family="text">
      <style:text-properties officeooo:rsid="005c957e"/>
    </style:style>
    <style:style style:name="T26" style:family="text">
      <style:text-properties officeooo:rsid="005d85f4"/>
    </style:style>
    <style:style style:name="T27" style:family="text">
      <style:text-properties style:font-name="Chilanka" fo:font-size="24pt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5.754cm" fo:min-width="9.0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64cm" fo:min-width="2.6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1.506cm" fo:min-width="0.2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3cm" fo:min-width="1.84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Figura1" draw:style-name="gr1" draw:text-style-name="P17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18" svg:width="0.899cm" svg:height="0.851cm" svg:x="18.083cm" svg:y="0.005cm"><text:p><text:span text:style-name="T27">95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Invocamos</text:p>
      <text:p text:style-name="P1"/>
      <text:p text:style-name="P2"/>
      <text:p text:style-name="P2"><text:bookmark text:name="cifra_tom"/>Tom: <text:span text:style-name="T25">A</text:span></text:p>
      <text:p text:style-name="P3"><text:span text:style-name="Internet_20_link"><text:span text:style-name="T1"/></text:span></text:p>
      <text:p text:style-name="P8"><text:span text:style-name="T2">Intro </text:span><text:span text:style-name="T3">: <text:s/></text:span><text:span text:style-name="T7">A</text:span><text:span text:style-name="T8">9</text:span><text:span text:style-name="T9"> <text:s/></text:span><text:span text:style-name="T7">F#m</text:span><text:span text:style-name="T8">9</text:span><text:span text:style-name="T9"> <text:s/></text:span><text:span text:style-name="T7">D</text:span><text:span text:style-name="T8">9</text:span><text:span text:style-name="T9"> <text:s/></text:span><text:span text:style-name="T7">F#m</text:span><text:span text:style-name="T8">9</text:span><text:span text:style-name="T9"> <text:s/></text:span><text:span text:style-name="T7">E</text:span></text:p>
      <text:p text:style-name="P7"><text:bookmark text:name="cifra_afi"/><text:bookmark text:name="cifra_capo"/></text:p>
      <text:p text:style-name="P6"/>
      <text:p text:style-name="P12"><text:s/><text:span text:style-name="T11">A</text:span><text:span text:style-name="T12">9 </text:span><text:span text:style-name="T10"><text:s text:c="20"/></text:span><text:span text:style-name="T11">F#m</text:span><text:span text:style-name="T13">9</text:span></text:p>
      <text:p text:style-name="P13">Rei, sobre o trono estás</text:p>
      <text:p text:style-name="P12"><text:s text:c="13"/><text:span text:style-name="T11">D</text:span><text:span text:style-name="T13">9</text:span><text:span text:style-name="T10"> <text:s text:c="6"/></text:span><text:span text:style-name="T11">F#m</text:span><text:span text:style-name="T13">9</text:span><text:span text:style-name="T10"> <text:s/></text:span><text:span text:style-name="T11">E</text:span></text:p>
      <text:p text:style-name="P13">Sempre reinarás, És san—to</text:p>
      <text:p text:style-name="P13"/>
      <text:p text:style-name="P12"><text:s/><text:span text:style-name="T11">A</text:span><text:span text:style-name="T13">9</text:span><text:span text:style-name="T10"> <text:s text:c="18"/></text:span><text:span text:style-name="T11">F#m</text:span><text:span text:style-name="T13">9</text:span></text:p>
      <text:p text:style-name="P13">Deus, que jamais falhou</text:p>
      <text:p text:style-name="P12"><text:s text:c="12"/><text:span text:style-name="T11">D</text:span><text:span text:style-name="T13">9</text:span><text:span text:style-name="T10"> <text:s text:c="6"/></text:span><text:span text:style-name="T11">F#m</text:span><text:span text:style-name="T13">9</text:span><text:span text:style-name="T10"> <text:s/></text:span><text:span text:style-name="T11">E</text:span></text:p>
      <text:p text:style-name="P13">Nunca falhará, nos <text:s/>ou--ve</text:p>
      <text:p text:style-name="P16"/>
      <text:p text:style-name="P13"/>
      <text:p text:style-name="P16"><draw:custom-shape text:anchor-type="paragraph" draw:z-index="2" draw:name="Forma1" draw:style-name="gr3" draw:text-style-name="P19" svg:width="9.018cm" svg:height="5.755cm" svg:x="-0.155cm" svg:y="0.256cm"><text:p/><draw:enhanced-geometry svg:viewBox="0 0 21600 21600" draw:type="rectangle" draw:enhanced-path="M 0 0 L 21600 0 21600 21600 0 21600 0 0 Z N"/></draw:custom-shape></text:p>
      <text:p text:style-name="P14">A<text:span text:style-name="T26">9</text:span></text:p>
      <text:p text:style-name="P12"><text:s text:c="2"/><text:span text:style-name="T10">Invocamos Tua presença aqui</text:span></text:p>
      <text:p text:style-name="P14">F#m<text:span text:style-name="T26">9</text:span></text:p>
      <text:p text:style-name="P12"><text:s text:c="2"/><text:span text:style-name="T10">Tua glória nós vamos sentir</text:span></text:p>
      <text:p text:style-name="P12"><text:s/><text:span text:style-name="T11">D</text:span><text:span text:style-name="T13">9</text:span><text:span text:style-name="T10"> <text:s text:c="18"/></text:span><text:span text:style-name="T11">F#m</text:span><text:span text:style-name="T13">9</text:span><text:span text:style-name="T10"> <text:s text:c="11"/></text:span><text:span text:style-name="T11">E</text:span></text:p>
      <text:p text:style-name="P13">Mostra o Teu poder, mostra o Teu poder</text:p>
      <text:p text:style-name="P13"/>
      <text:p text:style-name="P14">A<text:span text:style-name="T26">9</text:span></text:p>
      <text:p text:style-name="P12"><text:s text:c="2"/><text:span text:style-name="T10">Com Teu toque vem nos restaurar</text:span></text:p>
      <text:p text:style-name="P14">F#m<text:span text:style-name="T26">9</text:span></text:p>
      <text:p text:style-name="P12"><text:s text:c="2"/><text:span text:style-name="T10">Teu espírito vem nos avivar</text:span></text:p>
      <text:p text:style-name="P12"><text:s/><text:span text:style-name="T11">D</text:span><text:span text:style-name="T13">9</text:span><text:span text:style-name="T10"> <text:s text:c="18"/></text:span><text:span text:style-name="T11">F#m</text:span><text:span text:style-name="T13">9</text:span><text:span text:style-name="T10"> <text:s text:c="11"/></text:span><text:span text:style-name="T11">E</text:span></text:p>
      <text:p text:style-name="P13">Mostra o Teu poder, mostra o Teu poder</text:p>
      <text:p text:style-name="P16"/>
      <text:p text:style-name="P13"><text:span text:style-name="T22"/></text:p>
      <text:p text:style-name="P13"><text:span text:style-name="T22">Solo:</text:span> <text:s/><text:span text:style-name="T21">A</text:span><text:span text:style-name="T23">9</text:span> <text:s/><text:span text:style-name="T21">F#m</text:span><text:span text:style-name="T23">9</text:span> <text:s/><text:span text:style-name="T21">D</text:span><text:span text:style-name="T23">9</text:span> <text:s/><text:span text:style-name="T21">F#m</text:span><text:span text:style-name="T23">9</text:span> <text:s/><text:span text:style-name="T21">E</text:span></text:p>
      <text:p text:style-name="P16"/>
      <text:p text:style-name="P16"/>
      <text:p text:style-name="P12"><text:s/><text:span text:style-name="T11">A</text:span><text:span text:style-name="T13">9</text:span><text:span text:style-name="T10"> <text:s text:c="15"/></text:span><text:span text:style-name="T11">F#m9</text:span></text:p>
      <text:p text:style-name="P13">Deus, perto Tu Estás</text:p>
      <text:p text:style-name="P12"><text:s text:c="10"/><text:span text:style-name="T11">D</text:span><text:span text:style-name="T13">9</text:span><text:span text:style-name="T10"> <text:s text:c="6"/></text:span><text:span text:style-name="T11">F#m9</text:span><text:span text:style-name="T10"> <text:s/></text:span><text:span text:style-name="T11">E</text:span></text:p>
      <text:p text:style-name="P13">Nossa oração, respon—des</text:p>
      <text:p text:style-name="P13"/>
      <text:p text:style-name="P12"><text:s/><text:span text:style-name="T11">A</text:span><text:span text:style-name="T13">9</text:span><text:span text:style-name="T10"> <text:s text:c="19"/></text:span><text:span text:style-name="T11">F#m9</text:span></text:p>
      <text:p text:style-name="P13">Vem, com Teu fogo em nós</text:p>
      <text:p text:style-name="P12"><text:s text:c="12"/><text:span text:style-name="T11">D</text:span><text:span text:style-name="T13">9</text:span><text:span text:style-name="T10"> <text:s text:c="6"/></text:span><text:span text:style-name="T11">F#m9</text:span><text:span text:style-name="T10"> <text:s/></text:span><text:span text:style-name="T11">E</text:span></text:p>
      <text:p text:style-name="P13">Somos povo Teu, nos ou—ve</text:p>
      <text:p text:style-name="P13"/>
      <text:p text:style-name="P16"/>
      <text:p text:style-name="P13"><draw:custom-shape text:anchor-type="char" draw:z-index="3" draw:style-name="gr4" draw:text-style-name="P18" svg:width="2.654cm" svg:height="0.588cm" svg:x="0.004cm" svg:y="0.019cm"><text:p><text:span text:style-name="T27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3"/>
      <text:p text:style-name="P16"/>
      <text:p text:style-name="P16"/>
      <text:p text:style-name="P13"><text:span text:style-name="T22">Solo:</text:span> <text:span text:style-name="T21">F#m9</text:span> <text:s/><text:span text:style-name="T21">D</text:span><text:span text:style-name="T23">9</text:span> <text:s/><text:span text:style-name="T21">A</text:span><text:span text:style-name="T23">9</text:span> <text:s/><text:span text:style-name="T21">C#m</text:span><text:span text:style-name="T23">7</text:span></text:p>
      <text:p text:style-name="P12"><text:s text:c="6"/><text:span text:style-name="T11">F#m9</text:span><text:span text:style-name="T10"> <text:s/></text:span><text:span text:style-name="T11">D</text:span><text:span text:style-name="T13">9</text:span><text:span text:style-name="T10"> <text:s/></text:span><text:span text:style-name="T11">A</text:span><text:span text:style-name="T13">9</text:span><text:span text:style-name="T10"> <text:s/></text:span><text:span text:style-name="T11">C#m</text:span><text:span text:style-name="T13">7</text:span></text:p>
      <text:p text:style-name="P16"/>
      <text:p text:style-name="P16"/>
      <text:p text:style-name="P13"><draw:custom-shape text:anchor-type="paragraph" draw:z-index="4" draw:name="Forma2" draw:style-name="gr5" draw:text-style-name="P20" svg:width="0.772cm" svg:height="1.588cm" svg:x="8.267cm" svg:y="0.17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21">F#m9</text:span> <text:s text:c="16"/><text:span text:style-name="T21">D</text:span><text:span text:style-name="T23">9</text:span></text:p>
      <text:p text:style-name="P12"><draw:custom-shape text:anchor-type="char" draw:z-index="5" draw:style-name="gr6" draw:text-style-name="P18" svg:width="1.87cm" svg:height="0.419cm" svg:x="9.149cm" svg:y="0.33cm"><text:p><text:span text:style-name="T27">Repetir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2"/><text:span text:style-name="T10">Tua presença aqui, já podemos sentir</text:span></text:p>
      <text:p text:style-name="P13"><text:span text:style-name="T21">A</text:span><text:span text:style-name="T23">9</text:span> <text:s text:c="8"/><text:span text:style-name="T21">C#m</text:span><text:span text:style-name="T23">7</text:span></text:p>
      <text:p text:style-name="P12"><text:s text:c="2"/><text:span text:style-name="T10">Aleluia, aleluia</text:span></text:p>
      <text:p text:style-name="P12"><text:span text:style-name="T10"/></text:p>
      <text:p text:style-name="P5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77cm" style:type="center"/>
          <style:tab-stop style:position="18.754cm" style:type="right"/>
        </style:tab-stops>
      </style:paragraph-properties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7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9-08T14:36:31.570000000</dc:date>
    <meta:editing-cycles>78</meta:editing-cycles>
    <meta:editing-duration>P3DT14H55M8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38" meta:word-count="142" meta:character-count="908" meta:non-whitespace-character-count="5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